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Yt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307" calcext:value-type="float">
            <text:p>3,30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556" calcext:value-type="float">
            <text:p>3,55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601" calcext:value-type="float">
            <text:p>3,60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721" calcext:value-type="float">
            <text:p>3,72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036" calcext:value-type="float">
            <text:p>4,03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134" calcext:value-type="float">
            <text:p>4,13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268" calcext:value-type="float">
            <text:p>4,26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578" calcext:value-type="float">
            <text:p>4,57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093" calcext:value-type="float">
            <text:p>5,09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716" calcext:value-type="float">
            <text:p>5,71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357" calcext:value-type="float">
            <text:p>6,35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769" calcext:value-type="float">
            <text:p>6,76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296" calcext:value-type="float">
            <text:p>7,29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8178" calcext:value-type="float">
            <text:p>8,17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844" calcext:value-type="float">
            <text:p>8,84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251" calcext:value-type="float">
            <text:p>9,25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0006" calcext:value-type="float">
            <text:p>10,0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0991" calcext:value-type="float">
            <text:p>10,99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2306" calcext:value-type="float">
            <text:p>12,3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101" calcext:value-type="float">
            <text:p>13,10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3639" calcext:value-type="float">
            <text:p>13,63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4950" calcext:value-type="float">
            <text:p>14,9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7224" calcext:value-type="float">
            <text:p>17,22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946" calcext:value-type="float">
            <text:p>17,94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514" calcext:value-type="float">
            <text:p>17,5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5195" calcext:value-type="float">
            <text:p>25,19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7357" calcext:value-type="float">
            <text:p>27,3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0020" calcext:value-type="float">
            <text:p>30,02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5883" calcext:value-type="float">
            <text:p>35,88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8828" calcext:value-type="float">
            <text:p>38,82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0715" calcext:value-type="float">
            <text:p>40,71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4282" calcext:value-type="float">
            <text:p>44,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8440" calcext:value-type="float">
            <text:p>48,44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0251" calcext:value-type="float">
            <text:p>50,25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3794" calcext:value-type="float">
            <text:p>53,79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5972" calcext:value-type="float">
            <text:p>55,97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7242" calcext:value-type="float">
            <text:p>57,24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2345" calcext:value-type="float">
            <text:p>52,34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0838" calcext:value-type="float">
            <text:p>50,83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4559" calcext:value-type="float">
            <text:p>54,55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925" calcext:value-type="float">
            <text:p>34,9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236" calcext:value-type="float">
            <text:p>38,2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1296" calcext:value-type="float">
            <text:p>41,29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1322" calcext:value-type="float">
            <text:p>41,32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1071" calcext:value-type="float">
            <text:p>41,0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937" calcext:value-type="float">
            <text:p>40,9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6151" calcext:value-type="float">
            <text:p>36,15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0762" calcext:value-type="float">
            <text:p>30,76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253" calcext:value-type="float">
            <text:p>23,25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701" calcext:value-type="float">
            <text:p>19,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4:38:49.799465996</meta:creation-date>
    <dc:date>2022-08-22T14:43:28.742235766</dc:date>
    <meta:editing-duration>PT4M39S</meta:editing-duration>
    <meta:editing-cycles>2</meta:editing-cycles>
    <meta:generator>LibreOffice/7.3.4.2$Linux_X86_64 LibreOffice_project/728fec16bd5f605073805c3c9e7c4212a0120dc5</meta:generator>
    <meta:document-statistic meta:table-count="1" meta:cell-count="102" meta:object-count="0"/>
  </office:meta>
</office:document-meta>
</file>